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"/>
  <manifest:file-entry manifest:full-path="ObjectReplacements/Object 22" manifest:media-type="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Pictures/TablePreview1.svm" manifest:media-type=""/>
  <manifest:file-entry manifest:full-path="Pictures/100002010000040000000300309323F6FDEDE4CC.png" manifest:media-type="image/png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" svg:font-family="" style:font-family-generic="roman"/>
    <style:font-face style:name="FreeSans2" svg:font-family="FreeSans" style:font-family-generic="swiss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99cm" draw:shadow-offset-x="0.203cm" draw:shadow-offset-y="0.203cm" draw:shadow-opacity="50%"/>
    </style:style>
    <style:style style:name="gr2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797cm" draw:shadow-offset-x="0.203cm" draw:shadow-offset-y="0.203cm" draw:shadow-opacity="50%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ubbles-title">
      <style:graphic-properties draw:auto-grow-height="true" fo:min-height="3.506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>
      <style:graphic-properties draw:fill-color="#ffffff" draw:auto-grow-height="true" fo:min-height="1.69cm"/>
    </style:style>
    <style:style style:name="pr4" style:family="presentation" style:parent-style-name="Bubbles-subtitle" style:list-style-name="L2">
      <style:graphic-properties draw:fill-color="#ffffff" draw:auto-grow-height="true" fo:min-height="7.874cm"/>
    </style:style>
    <style:style style:name="pr5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6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7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8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9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0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1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2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3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4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5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6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7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8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9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20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co1" style:family="table-column">
      <style:table-column-properties style:column-width="3.703cm" style:use-optimal-column-width="false"/>
    </style:style>
    <style:style style:name="co2" style:family="table-column">
      <style:table-column-properties style:column-width="3.704cm" style:use-optimal-column-width="false"/>
    </style:style>
    <style:style style:name="co3" style:family="table-column">
      <style:table-column-properties style:column-width="3.705cm" style:use-optimal-column-width="false"/>
    </style:style>
    <style:style style:name="co4" style:family="table-column">
      <style:table-column-properties style:column-width="3.712cm" style:use-optimal-column-width="false"/>
    </style:style>
    <style:style style:name="ro1" style:family="table-row">
      <style:table-row-properties style:row-height="2.611cm"/>
    </style:style>
    <style:style style:name="ro2" style:family="table-row">
      <style:table-row-properties style:row-height="1.508cm"/>
    </style:style>
    <style:style style:name="ro3" style:family="table-row">
      <style:table-row-properties style:row-height="1.51cm"/>
    </style:style>
    <style:style style:name="ce1" style:family="table-cell">
      <loext:graphic-properties draw:fill-color="#729fcf"/>
      <style:paragraph-properties fo:border-left="0.03pt solid #ffffff" fo:border-right="0.03pt solid #ffffff" fo:border-top="0.03pt solid #ffffff" fo:border-bottom="none"/>
    </style:style>
    <style:style style:name="ce2" style:family="table-cell">
      <loext:graphic-properties draw:fill-color="#729fcf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>
      <loext:graphic-properties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4" style:family="table-cell">
      <style:paragraph-properties fo:text-align="center" fo:border-left="none" fo:border-right="0.03pt solid #ffffff" fo:border-top="0.03pt solid #ffffff" fo:border-bottom="0.03pt solid #ffffff"/>
    </style:style>
    <style:style style:name="ce5" style:family="table-cell">
      <style:paragraph-properties fo:text-align="center"/>
    </style:style>
    <style:style style:name="ce6" style:family="table-cell">
      <loext:graphic-properties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" style:family="paragraph">
      <style:text-properties style:font-name="Ubuntu Condensed" fo:font-size="80pt" style:font-size-asian="80pt" style:font-size-complex="80pt"/>
    </style:style>
    <style:style style:name="P2" style:family="paragraph">
      <style:paragraph-properties fo:text-align="end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-color="#ffffff"/>
    </style:style>
    <style:style style:name="P7" style:family="paragraph">
      <style:text-properties style:font-name="Ubuntu Condensed" fo:font-size="60pt" style:font-size-asian="60pt" style:font-size-complex="60pt"/>
    </style:style>
    <style:style style:name="P8" style:family="paragraph">
      <loext:graphic-properties draw:fill-color="#ffffff"/>
      <style:text-properties style:font-name="Ubuntu" fo:font-size="32pt" fo:font-weight="bold" style:font-weight-asian="bold" style:font-weight-complex="bold"/>
    </style:style>
    <style:style style:name="P9" style:family="paragraph">
      <style:paragraph-properties fo:text-align="start"/>
      <style:text-properties fo:font-size="28pt" style:font-size-asian="28pt" style:font-size-complex="28pt"/>
    </style:style>
    <style:style style:name="P10" style:family="paragraph">
      <loext:graphic-properties draw:fill-color="#ffffff"/>
      <style:paragraph-properties fo:text-align="start"/>
      <style:text-properties style:font-name="Ubuntu" fo:font-size="28pt" style:font-size-asian="28pt" style:font-size-complex="28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fo:text-align="start"/>
      <style:text-properties style:font-name="Ubuntu" fo:font-size="32pt" style:text-underline-style="none"/>
    </style:style>
    <style:style style:name="P13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5" style:family="paragraph">
      <style:paragraph-properties fo:text-align="center"/>
      <style:text-properties fo:color="#993366" fo:font-style="italic" fo:background-color="transparent" style:font-style-asian="italic" style:font-style-complex="italic"/>
    </style:style>
    <style:style style:name="P16" style:family="paragraph">
      <loext:graphic-properties draw:fill="none" draw:fill-color="#ffffff"/>
      <style:paragraph-properties fo:text-align="center"/>
      <style:text-properties fo:color="#993366" fo:font-style="italic" fo:background-color="transparent" style:font-style-asian="italic" style:font-style-complex="italic"/>
    </style:style>
    <style:style style:name="P17" style:family="paragraph">
      <style:paragraph-properties fo:text-align="start"/>
      <style:text-properties fo:font-weight="bold" style:font-weight-asian="bold" style:font-weight-complex="bold"/>
    </style:style>
    <style:style style:name="P18" style:family="paragraph">
      <loext:graphic-properties draw:fill-color="#ffffff"/>
      <style:paragraph-properties fo:text-align="start"/>
      <style:text-properties style:font-name="Ubuntu" fo:font-size="32pt" style:text-underline-style="none" fo:font-weight="bold" style:font-weight-asian="bold" style:font-weight-complex="bold"/>
    </style:style>
    <style:style style:name="P19" style:family="paragraph">
      <style:paragraph-properties fo:text-align="start"/>
      <style:text-properties fo:font-size="32pt" fo:font-weight="bold" style:font-weight-asian="bold" style:font-weight-complex="bold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text-properties fo:font-size="32pt"/>
    </style:style>
    <style:style style:name="P22" style:family="paragraph">
      <style:paragraph-properties fo:text-align="start"/>
      <style:text-properties fo:font-size="32pt"/>
    </style:style>
    <style:style style:name="T1" style:family="text">
      <style:text-properties style:font-name="Ubuntu Condensed" fo:font-size="60pt" style:font-size-asian="60pt" style:font-size-complex="60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Ubuntu" fo:font-weight="bold" style:font-weight-asian="bold" style:font-weight-complex="bold"/>
    </style:style>
    <style:style style:name="T5" style:family="text">
      <style:text-properties style:font-name="Ubuntu" fo:font-size="28pt" style:font-size-asian="28pt" style:font-size-complex="28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WenQuanYi Micro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993366" fo:font-style="italic" fo:background-color="transparent" style:font-style-asian="italic" style:font-style-complex="italic"/>
    </style:style>
    <style:style style:name="T8" style:family="text">
      <style:text-properties style:font-name="Ubuntu Condensed" fo:font-size="48pt" style:font-size-asian="48pt" style:font-size-complex="48pt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Ubuntu" fo:font-size="14pt" fo:font-style="normal" fo:text-shadow="none" style:text-underline-style="none" fo:font-weight="normal" style:letter-kerning="true" fo:background-color="transparent" style:font-name-asian="WenQuanYi Micro Hei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WenQuanYi Micro Hei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Ubuntu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Ubuntu" fo:font-size="24pt" fo:font-style="italic" fo:text-shadow="none" style:text-underline-style="none" fo:font-weight="normal" style:letter-kerning="true" fo:background-color="transparent" style:font-name-asian="WenQuanYi Micro Hei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Ubuntu" fo:font-size="20pt" fo:font-style="italic" fo:text-shadow="none" style:text-underline-style="none" fo:font-weight="normal" style:letter-kerning="true" fo:background-color="transparent" style:font-name-asian="WenQuanYi Micro Hei" style:font-size-asian="20pt" style:font-style-asian="italic" style:font-weight-asian="normal" style:font-name-complex="Lohit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Ubuntu" fo:font-size="32pt" fo:font-style="italic" fo:text-shadow="none" style:text-underline-style="none" fo:font-weight="normal" style:letter-kerning="true" fo:background-color="transparent" style:font-name-asian="WenQuanYi Micro Hei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ubbles" presentation:presentation-page-layout-name="AL1T0">
        <draw:frame presentation:style-name="pr1" draw:text-style-name="P1" draw:layer="layout" svg:width="25.199cm" svg:height="3.506cm" svg:x="1.4cm" svg:y="8.837cm" presentation:class="title" presentation:user-transformed="true">
          <draw:text-box>
            <text:p><text:span text:style-name="T1">More Operations on Sets</text:span></text:p>
          </draw:text-box>
        </draw:frame>
        <draw:frame draw:style-name="gr1" draw:text-style-name="P3" draw:layer="layout" svg:width="13.716cm" svg:height="0.649cm" svg:x="14.224cm" svg:y="19.919cm">
          <draw:text-box>
            <text:p text:style-name="P2"><text:span text:style-name="T2">Written by Rachel J. Morris, last updated </text:span><text:span text:style-name="T2"><text:date style:data-style-name="D1" text:date-value="2016-10-21">10/21/16</text:date></text:span></text:p>
          </draw:text-box>
        </draw:frame>
        <draw:frame draw:style-name="gr2" draw:text-style-name="P5" draw:layer="layout" svg:width="12.7cm" svg:height="1.047cm" svg:x="0.254cm" svg:y="19.558cm">
          <draw:text-box>
            <text:p text:style-name="P4"><text:span text:style-name="T3">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1">More Operations on Sets</text:span></text:p>
          </draw:text-box>
        </draw:frame>
        <draw:frame presentation:style-name="pr3" draw:text-style-name="P8" draw:layer="layout" svg:width="25.199cm" svg:height="1.69cm" svg:x="1.4cm" svg:y="4.914cm" presentation:class="subtitle" presentation:user-transformed="true">
          <draw:text-box>
            <text:p><text:span text:style-name="T4">This Chapter:</text:span></text:p>
          </draw:text-box>
        </draw:frame>
        <draw:frame presentation:style-name="pr4" draw:text-style-name="P10" draw:layer="layout" svg:width="19.558cm" svg:height="7.874cm" svg:x="4.318cm" svg:y="6.858cm">
          <draw:text-box>
            <text:list text:style-name="L2">
              <text:list-item>
                <text:p text:style-name="P9"><text:span text:style-name="T5"><text:s/></text:span><text:span text:style-name="T5">Identifying and specifying partitions of a set.</text:span></text:p>
              </text:list-item>
              <text:list-item>
                <text:p text:style-name="P9"><text:span text:style-name="T5"><text:s/></text:span><text:span text:style-name="T5">Finding the Cartesian Product of two sets.</text:span></text:p>
              </text:list-item>
              <text:list-item>
                <text:p text:style-name="P9"><text:span text:style-name="T5"><text:s/></text:span><text:span text:style-name="T5">Finding the Power Set of a set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1">Cartesian Product</text:span></text:p>
          </draw:text-box>
        </draw:frame>
        <draw:frame presentation:style-name="pr5" draw:text-style-name="P12" draw:layer="layout" svg:width="23.622cm" svg:height="11.395cm" svg:x="2.286cm" svg:y="4.572cm">
          <draw:text-box>
            <text:p text:style-name="P11"><text:span text:style-name="T6">Given two sets A and B, the Cartesian Product of </text:span><text:span text:style-name="T6">A and B (</text:span><text:span text:style-name="T6"><text:tab/></text:span><text:span text:style-name="T6"><text:tab/></text:span><text:span text:style-name="T6"><text:tab/></text:span><text:span text:style-name="T6">, or “A cross B”) is defined as</text:span></text:p>
            <text:p text:style-name="P11"><text:span text:style-name="T6"/></text:p>
            <text:p text:style-name="P11"><text:span text:style-name="T6"/></text:p>
            <text:p text:style-name="P11"><text:span text:style-name="T6">So the result of A cross B is a set of coordinate </text:span><text:span text:style-name="T6">pairs, which are combinations of the elements </text:span><text:span text:style-name="T6">from A and B.</text:span></text:p>
            <text:p text:style-name="P11"><text:span text:style-name="T6"/></text:p>
            <text:p text:style-name="P11"><text:span text:style-name="T6">Additionally, </text:span><text:span text:style-name="T6"><text:tab/></text:span><text:span text:style-name="T6"><text:tab/></text:span><text:span text:style-name="T6"><text:tab/></text:span><text:span text:style-name="T6">is written as </text:span><text:span text:style-name="T6"><text:tab/></text:span><text:span text:style-name="T6"><text:tab/></text:span></text:p>
          </draw:text-box>
        </draw:frame>
        <draw:frame draw:style-name="gr4" draw:text-style-name="P11" draw:layer="layout" svg:width="2.824cm" svg:height="1.114cm" svg:x="8.351cm" svg:y="5.9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1" draw:layer="layout" svg:width="11.959cm" svg:height="1.206cm" svg:x="8.325cm" svg:y="7.75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1" draw:layer="layout" svg:width="2.911cm" svg:height="1.114cm" svg:x="11.206cm" svg:y="14.77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1" draw:layer="layout" svg:width="1.579cm" svg:height="1.253cm" svg:x="21.345cm" svg:y="14.696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1">Cartesian Product</text:span></text:p>
          </draw:text-box>
        </draw:frame>
        <draw:frame presentation:style-name="pr6" draw:text-style-name="P12" draw:layer="layout" svg:width="23.622cm" svg:height="11.395cm" svg:x="2.286cm" svg:y="4.572cm">
          <draw:text-box>
            <text:p text:style-name="P11"><text:span text:style-name="T6">A = { 1, 2 }</text:span><text:span text:style-name="T6"><text:tab/></text:span><text:span text:style-name="T6"><text:tab/></text:span><text:span text:style-name="T6">and</text:span><text:span text:style-name="T6"><text:tab/></text:span><text:span text:style-name="T6"><text:tab/></text:span><text:span text:style-name="T6">B = { 3 }</text:span></text:p>
            <text:p text:style-name="P11"><text:span text:style-name="T6"/></text:p>
            <text:p text:style-name="P11"><text:span text:style-name="T6">The result of </text:span><text:span text:style-name="T6"><text:tab/></text:span><text:span text:style-name="T6"><text:tab/></text:span><text:span text:style-name="T6"><text:tab/></text:span><text:span text:style-name="T6">is</text:span></text:p>
            <text:p text:style-name="P11"><text:span text:style-name="T6">{ (1, 3), (2, 3) }</text:span></text:p>
            <text:p text:style-name="P11"><text:span text:style-name="T6"/></text:p>
            <text:p text:style-name="P11"><text:span text:style-name="T6">And the result of </text:span><text:span text:style-name="T6"><text:tab/></text:span><text:span text:style-name="T6"><text:tab/></text:span><text:span text:style-name="T6"><text:tab/></text:span><text:span text:style-name="T6">is</text:span></text:p>
            <text:p text:style-name="P11"><text:span text:style-name="T6">{ (3, 1), (3, 2) }</text:span></text:p>
            <text:p text:style-name="P11"><text:span text:style-name="T6"/></text:p>
            <text:p text:style-name="P11"><text:span text:style-name="T6">So note that</text:span></text:p>
          </draw:text-box>
        </draw:frame>
        <draw:frame draw:style-name="gr4" draw:text-style-name="P11" draw:layer="layout" svg:width="2.824cm" svg:height="1.114cm" svg:x="15.476cm" svg:y="7.25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11" draw:layer="layout" svg:width="2.823cm" svg:height="1.114cm" svg:x="16.523cm" svg:y="10.95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11" draw:layer="layout" svg:width="6.026cm" svg:height="1.114cm" svg:x="11.18cm" svg:y="15.978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1">Cartesian Product</text:span></text:p>
          </draw:text-box>
        </draw:frame>
        <draw:frame presentation:style-name="pr7" draw:text-style-name="P12" draw:layer="layout" svg:width="23.622cm" svg:height="11.395cm" svg:x="2.286cm" svg:y="4.572cm">
          <draw:text-box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It might be helpful to first write out all the </text:span><text:span text:style-name="T6">coordinate pairs in a table before writing it out </text:span><text:span text:style-name="T6">as a set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1">Cartesian Product</text:span></text:p>
          </draw:text-box>
        </draw:frame>
        <draw:frame presentation:style-name="pr8" draw:text-style-name="P12" draw:layer="layout" svg:width="23.622cm" svg:height="11.395cm" svg:x="2.286cm" svg:y="4.572cm">
          <draw:text-box>
            <text:p text:style-name="P11"><text:span text:style-name="T6">A = { 2, 4, 6, 8 }</text:span><text:span text:style-name="T6"><text:tab/></text:span><text:span text:style-name="T6"><text:tab/></text:span><text:span text:style-name="T6"><text:tab/></text:span><text:span text:style-name="T6">B = { 1, 2, 3, 4, 5 }</text:span></text:p>
            <text:p text:style-name="P11"><text:span text:style-name="T6"/></text:p>
            <text:p text:style-name="P11"><text:span text:style-name="T6">List all elements of </text:span><text:span text:style-name="T6"><text:tab/></text:span><text:span text:style-name="T6"><text:tab/></text:span><text:span text:style-name="T6"><text:tab/></text:span></text:p>
          </draw:text-box>
        </draw:frame>
        <draw:frame draw:style-name="gr4" draw:text-style-name="P11" draw:layer="layout" svg:width="2.824cm" svg:height="1.114cm" svg:x="17.703cm" svg:y="7.205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1">Cartesian Product</text:span></text:p>
          </draw:text-box>
        </draw:frame>
        <draw:frame presentation:style-name="pr9" draw:text-style-name="P12" draw:layer="layout" svg:width="23.622cm" svg:height="11.395cm" svg:x="2.286cm" svg:y="4.572cm">
          <draw:text-box>
            <text:p text:style-name="P11"><text:span text:style-name="T6">A = { 2, 4, 6, 8 }</text:span><text:span text:style-name="T6"><text:tab/></text:span><text:span text:style-name="T6"><text:tab/></text:span><text:span text:style-name="T6"><text:tab/></text:span><text:span text:style-name="T6">B = { 1, 2, 3, 4, 5 }</text:span></text:p>
            <text:p text:style-name="P11"><text:span text:style-name="T6"/></text:p>
            <text:p text:style-name="P11"><text:span text:style-name="T6">List all elements of </text:span><text:span text:style-name="T6"><text:tab/></text:span><text:span text:style-name="T6"><text:tab/></text:span><text:span text:style-name="T6"><text:tab/></text:span></text:p>
          </draw:text-box>
        </draw:frame>
        <draw:frame draw:style-name="gr4" draw:text-style-name="P11" draw:layer="layout" svg:width="2.824cm" svg:height="1.114cm" svg:x="17.703cm" svg:y="7.205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standard" draw:layer="layout" svg:width="22.232cm" svg:height="8.644cm" svg:x="3.072cm" svg:y="8.54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2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13">1</text:p>
              </table:table-cell>
              <table:table-cell>
                <text:p text:style-name="P13">2</text:p>
              </table:table-cell>
              <table:table-cell>
                <text:p text:style-name="P13">3</text:p>
              </table:table-cell>
              <table:table-cell>
                <text:p text:style-name="P13">4</text:p>
              </table:table-cell>
              <table:table-cell>
                <text:p text:style-name="P13">5</text:p>
              </table:table-cell>
            </table:table-row>
            <table:table-row table:style-name="ro2" table:default-cell-style-name="ce5">
              <table:table-cell table:style-name="ce3">
                <text:p text:style-name="P14">2</text:p>
              </table:table-cell>
              <table:table-cell table:style-name="ce4">
                <text:p text:style-name="P11">(2,1)</text:p>
              </table:table-cell>
              <table:table-cell>
                <text:p text:style-name="P11">(2,2)</text:p>
              </table:table-cell>
              <table:table-cell>
                <text:p text:style-name="P11">(2,3)</text:p>
              </table:table-cell>
              <table:table-cell>
                <text:p text:style-name="P11">(2,4)</text:p>
              </table:table-cell>
              <table:table-cell>
                <text:p text:style-name="P11">(2,5)</text:p>
              </table:table-cell>
            </table:table-row>
            <table:table-row table:style-name="ro2" table:default-cell-style-name="ce5">
              <table:table-cell table:style-name="ce6">
                <text:p text:style-name="P14">4</text:p>
              </table:table-cell>
              <table:table-cell table:style-name="ce4">
                <text:p text:style-name="P11">(4,1)</text:p>
              </table:table-cell>
              <table:table-cell>
                <text:p text:style-name="P11">(4,2)</text:p>
              </table:table-cell>
              <table:table-cell>
                <text:p text:style-name="P11">(4,3)</text:p>
              </table:table-cell>
              <table:table-cell>
                <text:p text:style-name="P11">(4,4)</text:p>
              </table:table-cell>
              <table:table-cell>
                <text:p text:style-name="P11">(4,5)</text:p>
              </table:table-cell>
            </table:table-row>
            <table:table-row table:style-name="ro2" table:default-cell-style-name="ce5">
              <table:table-cell table:style-name="ce7">
                <text:p text:style-name="P14">6</text:p>
              </table:table-cell>
              <table:table-cell table:style-name="ce4">
                <text:p text:style-name="P11">(6,1)</text:p>
              </table:table-cell>
              <table:table-cell>
                <text:p text:style-name="P11">(6,2)</text:p>
              </table:table-cell>
              <table:table-cell>
                <text:p text:style-name="P11">(6,3)</text:p>
              </table:table-cell>
              <table:table-cell>
                <text:p text:style-name="P11">(6,4)</text:p>
              </table:table-cell>
              <table:table-cell>
                <text:p text:style-name="P11">(6,5)</text:p>
              </table:table-cell>
            </table:table-row>
            <table:table-row table:style-name="ro3" table:default-cell-style-name="ce5">
              <table:table-cell table:style-name="ce8">
                <text:p text:style-name="P14">8</text:p>
              </table:table-cell>
              <table:table-cell table:style-name="ce4">
                <text:p text:style-name="P11">(8,1)</text:p>
              </table:table-cell>
              <table:table-cell>
                <text:p text:style-name="P11">(8,2)</text:p>
              </table:table-cell>
              <table:table-cell>
                <text:p text:style-name="P11">(8,3)</text:p>
              </table:table-cell>
              <table:table-cell>
                <text:p text:style-name="P11">(8,4)</text:p>
              </table:table-cell>
              <table:table-cell>
                <text:p text:style-name="P11">(8,5)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1" draw:layer="layout" svg:width="2.044cm" svg:height="1.114cm" svg:x="3.869cm" svg:y="8.691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text-style-name="P11" draw:layer="layout" svg:width="2.082cm" svg:height="1.114cm" svg:x="3.869cm" svg:y="9.805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5" draw:text-style-name="P16" draw:layer="layout" svg:width="20.746cm" svg:height="1.673cm" svg:x="3.833cm" svg:y="17.483cm">
          <draw:text-box>
            <text:p text:style-name="P15"><text:span text:style-name="T7">Remember that A’s elements make up the x coordinate </text:span><text:span text:style-name="T7"><text:line-break/></text:span><text:span text:style-name="T7">and B’s elements make up the y coordinate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8">Power Set</text:span></text:p>
          </draw:text-box>
        </draw:frame>
        <draw:frame presentation:style-name="pr10" draw:text-style-name="P12" draw:layer="layout" svg:width="23.622cm" svg:height="12.495cm" svg:x="2.286cm" svg:y="4.573cm">
          <draw:text-box>
            <text:p><text:span text:style-name="T6">In mathematics, the power set (or powerset) of </text:span><text:span text:style-name="T6">any set S is the set of all subsets of S, including </text:span><text:span text:style-name="T6">the empty set and S itself.</text:span></text:p>
            <text:p text:style-name="P2"><text:span text:style-name="T9"><text:a xlink:href="https://en.wikipedia.org/wiki/Power_set" xlink:type="simple">https://en.wikipedia.org/wiki/Power_set</text:a></text:span></text:p>
            <text:p text:style-name="P2"><text:span text:style-name="T9"/></text:p>
            <text:p text:style-name="P11"><text:span text:style-name="T6">If S is the set {x, y, z}, then the subsets are:</text:span></text:p>
            <text:p text:style-name="P11"><text:span text:style-name="T6">{ } (empty set</text:span><text:span text:style-name="T6"><text:tab/></text:span><text:span text:style-name="T6"><text:tab/></text:span><text:span text:style-name="T6">), {x}, {y}, {z},</text:span></text:p>
            <text:p text:style-name="P11"><text:span text:style-name="T6">{x, y}, {x, z}, {y, z}, {x, y, z}</text:span></text:p>
            <text:p text:style-name="P11"><text:span text:style-name="T6"/></text:p>
            <text:p text:style-name="P11"><text:span text:style-name="T6">and hence the power set of </text:span></text:p>
            <text:p text:style-name="P11"><text:span text:style-name="T6">S is { <text:s text:c="4"/>, {x}, {y}, {z}, {x, y}, {x, z}, {y, z}, {x, y, z}}</text:span></text:p>
          </draw:text-box>
        </draw:frame>
        <draw:frame draw:style-name="gr4" draw:text-style-name="P11" draw:layer="layout" svg:width="1.367cm" svg:height="1.234cm" svg:x="13.777cm" svg:y="10.859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11" draw:layer="layout" svg:width="1.367cm" svg:height="1.234cm" svg:x="5.197cm" svg:y="15.879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8">Power Set</text:span></text:p>
          </draw:text-box>
        </draw:frame>
        <draw:frame presentation:style-name="pr11" draw:text-style-name="P18" draw:layer="layout" svg:width="23.622cm" svg:height="11.395cm" svg:x="2.286cm" svg:y="4.573cm">
          <draw:text-box>
            <text:p text:style-name="P17"><text:span text:style-name="T10">1) What is the Power Set of { 1, 2, 3 }?</text:span></text:p>
            <text:p text:style-name="P17"><text:span text:style-name="T10"/></text:p>
            <text:p text:style-name="P17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8">Power Set</text:span></text:p>
          </draw:text-box>
        </draw:frame>
        <draw:frame presentation:style-name="pr12" draw:text-style-name="P18" draw:layer="layout" svg:width="23.622cm" svg:height="11.395cm" svg:x="2.286cm" svg:y="4.573cm">
          <draw:text-box>
            <text:p text:style-name="P17"><text:span text:style-name="T10">1) What is the Power Set of { 1, 2, 3 }?</text:span></text:p>
            <text:p text:style-name="P17"><text:span text:style-name="T10"/></text:p>
            <text:p text:style-name="P17"><text:span text:style-name="T6">{</text:span><text:span text:style-name="T6"><text:tab/></text:span><text:span text:style-name="T6"> , {1}, {2}, {3}, {1, 2}, {1, 3}, {2, 3}, {1, 2, 3} }</text:span></text:p>
          </draw:text-box>
        </draw:frame>
        <draw:frame draw:style-name="gr4" draw:text-style-name="P11" draw:layer="layout" svg:width="1.367cm" svg:height="1.234cm" svg:x="2.501cm" svg:y="7.175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8">Power Set</text:span></text:p>
          </draw:text-box>
        </draw:frame>
        <draw:frame presentation:style-name="pr13" draw:text-style-name="P18" draw:layer="layout" svg:width="23.622cm" svg:height="11.395cm" svg:x="2.286cm" svg:y="4.573cm">
          <draw:text-box>
            <text:p text:style-name="P17"><text:span text:style-name="T10">Given the sets A = {1, 2} and B = { 3 },</text:span></text:p>
            <text:p text:style-name="P17"><text:span text:style-name="T10"/></text:p>
            <text:p text:style-name="P17"><text:span text:style-name="T10">1) What is the Power Set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?</text:span></text:p>
            <text:p text:style-name="P17"><text:span text:style-name="T10"/></text:p>
            <text:p text:style-name="P17"><text:span text:style-name="T10"/></text:p>
            <text:p text:style-name="P17"><text:span text:style-name="T10"/></text:p>
            <text:p text:style-name="P17"><text:span text:style-name="T10"/></text:p>
          </draw:text-box>
        </draw:frame>
        <draw:frame draw:style-name="gr4" draw:text-style-name="P11" draw:layer="layout" svg:width="4.511cm" svg:height="1.234cm" svg:x="16.077cm" svg:y="7.17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8">Power Set</text:span></text:p>
          </draw:text-box>
        </draw:frame>
        <draw:frame presentation:style-name="pr14" draw:text-style-name="P18" draw:layer="layout" svg:width="23.622cm" svg:height="11.701cm" svg:x="2.286cm" svg:y="4.573cm">
          <draw:text-box>
            <text:p text:style-name="P17"><text:span text:style-name="T10">Given the sets A = {1, 2} and B = { 3 },</text:span></text:p>
            <text:p text:style-name="P17"><text:span text:style-name="T10"/></text:p>
            <text:p text:style-name="P17"><text:span text:style-name="T10">1) What is the Power Set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?</text:span></text:p>
            <text:p text:style-name="P17"><text:span text:style-name="T6">A x B = { (1, 3), (2, 3) }</text:span></text:p>
            <text:p text:style-name="P17"><text:span text:style-name="T11"/></text:p>
            <text:p text:style-name="P17"><text:span text:style-name="T11">Power set of A x B is { </text:span><text:span text:style-name="T11"><text:tab/></text:span><text:span text:style-name="T11"> <text:s/>, { (1, 3) }, { (2, 3) }, { (1, 3), (2, 3) }</text:span></text:p>
            <text:p text:style-name="P17"><text:span text:style-name="T11"/></text:p>
            <text:p text:style-name="P17"><text:span text:style-name="T12">It might help to substitute each ordered pair with another variable, </text:span><text:span text:style-name="T12">like j = (1, 3) and k = (2, 3). This way, you can see that the set has two </text:span><text:span text:style-name="T12">elements, and the Power Set will have some combination of these.</text:span></text:p>
          </draw:text-box>
        </draw:frame>
        <draw:frame draw:style-name="gr4" draw:text-style-name="P11" draw:layer="layout" svg:width="4.511cm" svg:height="1.234cm" svg:x="16.077cm" svg:y="7.175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11" draw:layer="layout" svg:width="1.367cm" svg:height="1.234cm" svg:x="10.34cm" svg:y="10.489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8">Power Set</text:span></text:p>
          </draw:text-box>
        </draw:frame>
        <draw:frame presentation:style-name="pr15" draw:text-style-name="P18" draw:layer="layout" svg:width="23.622cm" svg:height="11.395cm" svg:x="2.286cm" svg:y="4.573cm">
          <draw:text-box>
            <text:p text:style-name="P19"><text:span text:style-name="T10">Given the sets A = {1, 2} and B = { 3 },</text:span></text:p>
            <text:p text:style-name="P19"><text:span text:style-name="T10"/></text:p>
            <text:p text:style-name="P19"><text:span text:style-name="T10">2) What is the Power Set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?</text:span></text:p>
            <text:p text:style-name="P19"><text:span text:style-name="T10"/></text:p>
            <text:p text:style-name="P19"><text:span text:style-name="T6"/></text:p>
          </draw:text-box>
        </draw:frame>
        <draw:frame draw:style-name="gr4" draw:text-style-name="P11" draw:layer="layout" svg:width="6.172cm" svg:height="1.234cm" svg:x="16.127cm" svg:y="7.274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8">Power Set</text:span></text:p>
          </draw:text-box>
        </draw:frame>
        <draw:frame presentation:style-name="pr16" draw:text-style-name="P18" draw:layer="layout" svg:width="23.622cm" svg:height="14.253cm" svg:x="2.286cm" svg:y="4.573cm">
          <draw:text-box>
            <text:p text:style-name="P19"><text:span text:style-name="T10">Given the sets A = {1, 2} and B = { 3 },</text:span></text:p>
            <text:p text:style-name="P19"><text:span text:style-name="T10"/></text:p>
            <text:p text:style-name="P19"><text:span text:style-name="T10">2) What is the Power Set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?</text:span></text:p>
            <text:p text:style-name="P19"><text:span text:style-name="T10"/></text:p>
            <text:p text:style-name="P19"><text:span text:style-name="T6">The Power Set of A is {</text:span><text:span text:style-name="T6"><text:tab/></text:span><text:span text:style-name="T6">, {1}, {2}, {1, 2} }.</text:span></text:p>
            <text:p text:style-name="P19"><text:span text:style-name="T6">The Power Set of B is {</text:span><text:span text:style-name="T6"><text:tab/></text:span><text:span text:style-name="T6">, {3} }</text:span></text:p>
            <text:p text:style-name="P19"><text:span text:style-name="T6"/></text:p>
            <text:p text:style-name="P19"><text:span text:style-name="T6">The cross of these two would be:</text:span></text:p>
            <text:p text:style-name="P19"><text:span text:style-name="T6">{ </text:span><text:span text:style-name="T6"><text:tab/></text:span><text:span text:style-name="T6"> , ( {1}, {3}), <text:s/>( {2}, {3}</text:span><text:span text:style-name="T6"><text:tab/></text:span><text:span text:style-name="T6">), <text:s/>( {1, 2}, {3} ) }</text:span></text:p>
            <text:p text:style-name="P19"><text:span text:style-name="T6"/></text:p>
            <text:p text:style-name="P19"><text:span text:style-name="T13">Again, it might be helpful to come up with substitutions if you’re finding it hard </text:span><text:span text:style-name="T13">to keep all the subsets straight.</text:span></text:p>
          </draw:text-box>
        </draw:frame>
        <draw:frame draw:style-name="gr4" draw:text-style-name="P11" draw:layer="layout" svg:width="6.172cm" svg:height="1.234cm" svg:x="16.127cm" svg:y="7.274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4" draw:text-style-name="P11" draw:layer="layout" svg:width="1.367cm" svg:height="1.234cm" svg:x="13.679cm" svg:y="9.747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text-style-name="P11" draw:layer="layout" svg:width="1.367cm" svg:height="1.234cm" svg:x="13.679cm" svg:y="10.981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4" draw:text-style-name="P11" draw:layer="layout" svg:width="1.367cm" svg:height="1.234cm" svg:x="2.651cm" svg:y="14.789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8">Partitions</text:span></text:p>
          </draw:text-box>
        </draw:frame>
        <draw:frame presentation:style-name="pr17" draw:text-style-name="P12" draw:layer="layout" svg:width="23.622cm" svg:height="13.927cm" svg:x="2.286cm" svg:y="4.573cm">
          <draw:text-box>
            <text:p text:style-name="P21"><text:span text:style-name="T6">For each set A, a </text:span><text:span text:style-name="T14">partition</text:span><text:span text:style-name="T6"> of A is a set of subsets </text:span><text:span text:style-name="T6">of A, such that…:</text:span></text:p>
            <text:p text:style-name="P21"><text:span text:style-name="T6"/></text:p>
            <text:p text:style-name="P22"><text:span text:style-name="T6">1. For all</text:span><text:span text:style-name="T6"><text:tab/></text:span><text:span text:style-name="T6">, </text:span><text:span text:style-name="T6"><text:tab/></text:span><text:span text:style-name="T6"><text:tab/></text:span><text:span text:style-name="T6"><text:tab/></text:span></text:p>
            <text:p text:style-name="P22"><text:span text:style-name="T6">(Each part is non-empty)</text:span></text:p>
            <text:p text:style-name="P22"><text:span text:style-name="T6"/></text:p>
            <text:p text:style-name="P22"><text:span text:style-name="T6">2. For all</text:span><text:span text:style-name="T6"><text:tab/></text:span><text:span text:style-name="T6">and <text:s/></text:span><text:span text:style-name="T6"><text:tab/></text:span><text:span text:style-name="T6"> , if </text:span><text:span text:style-name="T6"><text:tab/></text:span><text:span text:style-name="T6"><text:tab/></text:span><text:span text:style-name="T6"><text:tab/></text:span><text:span text:style-name="T6">, then </text:span></text:p>
            <text:p text:style-name="P22"><text:span text:style-name="T6">(Different parts have nothing in common)</text:span></text:p>
            <text:p text:style-name="P22"><text:span text:style-name="T6"/></text:p>
            <text:p text:style-name="P22"><text:span text:style-name="T6">3.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  <text:p text:style-name="P22"><text:span text:style-name="T6">(Every element in A is in some part)</text:span></text:p>
          </draw:text-box>
        </draw:frame>
        <draw:frame draw:style-name="gr4" draw:text-style-name="P11" draw:layer="layout" svg:width="0.782cm" svg:height="1.113cm" svg:x="6.864cm" svg:y="8.511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11" draw:layer="layout" svg:width="2.863cm" svg:height="1.283cm" svg:x="7.746cm" svg:y="8.44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11" draw:layer="layout" svg:width="0.782cm" svg:height="1.113cm" svg:x="6.606cm" svg:y="12.272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text-style-name="P11" draw:layer="layout" svg:width="0.953cm" svg:height="1.113cm" svg:x="9.28cm" svg:y="12.28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4" draw:text-style-name="P11" draw:layer="layout" svg:width="0.782cm" svg:height="1.113cm" svg:x="6.864cm" svg:y="8.512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4" draw:text-style-name="P11" draw:layer="layout" svg:width="2.985cm" svg:height="1.254cm" svg:x="11.81cm" svg:y="12.222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" draw:text-style-name="P11" draw:layer="layout" svg:width="4.735cm" svg:height="1.282cm" svg:x="18.224cm" svg:y="12.28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4" draw:text-style-name="P11" draw:layer="layout" svg:width="8.161cm" svg:height="1.253cm" svg:x="3.443cm" svg:y="15.99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8">Partitions</text:span></text:p>
          </draw:text-box>
        </draw:frame>
        <draw:frame presentation:style-name="pr18" draw:text-style-name="P12" draw:layer="layout" svg:width="23.622cm" svg:height="14.869cm" svg:x="2.286cm" svg:y="4.573cm">
          <draw:text-box>
            <text:p text:style-name="P21"><text:span text:style-name="T6">Given some set A = { 1, 2, 3, 4 },</text:span></text:p>
            <text:p text:style-name="P21"><text:span text:style-name="T6">There are many valid partitions, so long as each </text:span><text:span text:style-name="T6">element shows up in the partition set.</text:span></text:p>
            <text:p text:style-name="P21"><text:span text:style-name="T6"/></text:p>
            <text:p text:style-name="P21"><text:span text:style-name="T11">{ {1}, {2}, {3, 4} }</text:span></text:p>
            <text:p text:style-name="P21"><text:span text:style-name="T6"/></text:p>
            <text:p text:style-name="P21"><text:span text:style-name="T11">{ {1, 2}, {3, 4} }</text:span></text:p>
            <text:p text:style-name="P21"><text:span text:style-name="T6"/></text:p>
            <text:p text:style-name="P21"><text:span text:style-name="T11">{ {1, 4}, {2, 3} }</text:span></text:p>
            <text:p text:style-name="P21"><text:span text:style-name="T6"/></text:p>
            <text:p text:style-name="P21"><text:span text:style-name="T11">{ {1, 2, 3}, {4} },</text:span></text:p>
            <text:p text:style-name="P21"><text:span text:style-name="T6"/></text:p>
            <text:p text:style-name="P21"><text:span text:style-name="T11">{ {1, 2, 3, 4 } 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8">Power Set</text:span></text:p>
          </draw:text-box>
        </draw:frame>
        <draw:frame presentation:style-name="pr19" draw:text-style-name="P18" draw:layer="layout" svg:width="23.622cm" svg:height="11.395cm" svg:x="2.286cm" svg:y="4.573cm">
          <draw:text-box>
            <text:p text:style-name="P19"><text:span text:style-name="T10">For the set { 1, 2, 3, 4, 5, 6 }, find a partition </text:span><text:span text:style-name="T10">that meets the criteria:</text:span></text:p>
            <text:p text:style-name="P19"><text:span text:style-name="T10"/></text:p>
            <text:p text:style-name="P19"><text:span text:style-name="T10">a) Every part has the same size</text:span></text:p>
            <text:p text:style-name="P19"><text:span text:style-name="T10"/></text:p>
            <text:p text:style-name="P19"><text:span text:style-name="T10"/></text:p>
            <text:p text:style-name="P19"><text:span text:style-name="T10">b) No two parts have the same siz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8">Power Set</text:span></text:p>
          </draw:text-box>
        </draw:frame>
        <draw:frame presentation:style-name="pr20" draw:text-style-name="P18" draw:layer="layout" svg:width="23.622cm" svg:height="11.395cm" svg:x="2.286cm" svg:y="4.573cm">
          <draw:text-box>
            <text:p text:style-name="P19"><text:span text:style-name="T10">For the set { 1, 2, 3, 4, 5, 6 }, find a partition </text:span><text:span text:style-name="T10">that meets the criteria:</text:span></text:p>
            <text:p text:style-name="P19"><text:span text:style-name="T10"/></text:p>
            <text:p text:style-name="P19"><text:span text:style-name="T10">a) Every part has the same size</text:span></text:p>
            <text:p text:style-name="P19"><text:span text:style-name="T6">One answer: { {1, 3}, {2, 4}, {5, 6} }</text:span></text:p>
            <text:p text:style-name="P19"><text:span text:style-name="T10"/></text:p>
            <text:p text:style-name="P19"><text:span text:style-name="T10">b) No two parts have the same size</text:span></text:p>
            <text:p text:style-name="P19"><text:span text:style-name="T6">One answer: { {2}, {3, 6}, {4, 1, 5} 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ubbles" presentation:presentation-page-layout-name="AL1T0">
        <draw:frame presentation:style-name="pr1" draw:text-style-name="P7" draw:layer="layout" svg:width="25.199cm" svg:height="3.506cm" svg:x="0.985cm" svg:y="8.729cm" presentation:class="title" presentation:user-transformed="true">
          <draw:text-box>
            <text:p><text:span text:style-name="T8">Let’s do some more examples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" svg:font-family="" style:font-family-generic="roman"/>
    <style:font-face style:name="FreeSans2" svg:font-family="FreeSans" style:font-family-generic="swiss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2010000040000000300309323F6FDEDE4C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ubbles-background" style:family="presentation">
      <style:graphic-properties draw:stroke="none" draw:fill="bitmap" draw:fill-image-name="background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ubbles" style:page-layout-name="PM1" draw:style-name="Mdp1">
      <draw:frame presentation:style-name="Bubbles-title" draw:layer="backgroundobjects" svg:width="25.199cm" svg:height="3.506cm" svg:x="1.4cm" svg:y="0.837cm" presentation:class="title" presentation:placeholder="true">
        <draw:text-box/>
      </draw:frame>
      <draw:frame presentation:style-name="Bubble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6-10-21T15:13:59.921023458</dc:date>
    <meta:editing-duration>PT8H20M9S</meta:editing-duration>
    <meta:editing-cycles>439</meta:editing-cycles>
    <meta:generator>LibreOffice/5.1.4.2$Linux_X86_64 LibreOffice_project/10m0$Build-2</meta:generator>
    <meta:document-statistic meta:object-count="130"/>
  </office:meta>
</office:document-meta>
</file>

<file path=Object 1/content.xml><?xml version="1.0" encoding="utf-8"?>
<math xmlns="http://www.w3.org/1998/Math/MathML" display="block">
  <semantics>
    <mrow>
      <mi>A</mi>
      <mo stretchy="false">×</mo>
      <mi>B</mi>
    </mrow>
    <annotation encoding="StarMath 5.0">A times B</annotation>
  </semantics>
</math>
</file>

<file path=Object 10/content.xml><?xml version="1.0" encoding="utf-8"?>
<math xmlns="http://www.w3.org/1998/Math/MathML" display="block">
  <semantics>
    <mrow>
      <mi mathvariant="normal">℘</mi>
      <mrow>
        <mo fence="true" stretchy="false">(</mo>
        <mrow>
          <mrow>
            <mi>A</mi>
            <mo stretchy="false">×</mo>
            <mi>B</mi>
          </mrow>
        </mrow>
        <mo fence="true" stretchy="false">)</mo>
      </mrow>
    </mrow>
    <annotation encoding="StarMath 5.0">wp( A times B )</annotation>
  </semantics>
</math>
</file>

<file path=Object 11/content.xml><?xml version="1.0" encoding="utf-8"?>
<math xmlns="http://www.w3.org/1998/Math/MathML" display="block">
  <semantics>
    <mrow>
      <mi>A</mi>
      <mo stretchy="false">×</mo>
      <mi>B</mi>
    </mrow>
    <annotation encoding="StarMath 5.0">A times B</annotation>
  </semantics>
</math>
</file>

<file path=Object 12/content.xml><?xml version="1.0" encoding="utf-8"?>
<math xmlns="http://www.w3.org/1998/Math/MathML" display="block">
  <semantics>
    <mrow>
      <msub>
        <mi>s</mi>
        <mi>i</mi>
      </msub>
      <mo stretchy="false">≠</mo>
      <mi mathvariant="normal">∅</mi>
    </mrow>
    <annotation encoding="StarMath 5.0">s_i &lt;&gt; emptyset</annotation>
  </semantics>
</math>
</file>

<file path=Object 13/content.xml><?xml version="1.0" encoding="utf-8"?>
<math xmlns="http://www.w3.org/1998/Math/MathML" display="block">
  <semantics>
    <mrow>
      <mi>B</mi>
      <mo stretchy="false">×</mo>
      <mi>A</mi>
    </mrow>
    <annotation encoding="StarMath 5.0">B times A</annotation>
  </semantics>
</math>
</file>

<file path=Object 14/content.xml><?xml version="1.0" encoding="utf-8"?>
<math xmlns="http://www.w3.org/1998/Math/MathML" display="block">
  <semantics>
    <mrow>
      <mrow>
        <mi>A</mi>
        <mo stretchy="false">×</mo>
        <mi>B</mi>
      </mrow>
      <mo stretchy="false">≠</mo>
      <mrow>
        <mi>B</mi>
        <mo stretchy="false">×</mo>
        <mi>A</mi>
      </mrow>
    </mrow>
    <annotation encoding="StarMath 5.0">A times B &lt;&gt; B times A</annotation>
  </semantics>
</math>
</file>

<file path=Object 15/content.xml><?xml version="1.0" encoding="utf-8"?>
<math xmlns="http://www.w3.org/1998/Math/MathML" display="block">
  <semantics>
    <mrow>
      <mi>B</mi>
      <mo stretchy="false">→</mo>
    </mrow>
    <annotation encoding="StarMath 5.0">B rightarrow</annotation>
  </semantics>
</math>
</file>

<file path=Object 16/content.xml><?xml version="1.0" encoding="utf-8"?>
<math xmlns="http://www.w3.org/1998/Math/MathML" display="block">
  <semantics>
    <mrow>
      <mi>A</mi>
      <mo stretchy="false">×</mo>
      <mi>B</mi>
    </mrow>
    <annotation encoding="StarMath 5.0">A times B</annotation>
  </semantics>
</math>
</file>

<file path=Object 17/content.xml><?xml version="1.0" encoding="utf-8"?>
<math xmlns="http://www.w3.org/1998/Math/MathML" display="block">
  <semantics>
    <mrow>
      <mi>A</mi>
      <mo stretchy="false">×</mo>
      <mi>B</mi>
    </mrow>
    <annotation encoding="StarMath 5.0">A times B</annotation>
  </semantics>
</math>
</file>

<file path=Object 18/content.xml><?xml version="1.0" encoding="utf-8"?>
<math xmlns="http://www.w3.org/1998/Math/MathML" display="block">
  <semantics>
    <mrow>
      <mi>A</mi>
      <mo stretchy="false">↓</mo>
    </mrow>
    <annotation encoding="StarMath 5.0">A downarrow</annotation>
  </semantics>
</math>
</file>

<file path=Object 19/content.xml><?xml version="1.0" encoding="utf-8"?>
<math xmlns="http://www.w3.org/1998/Math/MathML" display="block">
  <semantics>
    <mi mathvariant="normal">∅</mi>
    <annotation encoding="StarMath 5.0">emptyset</annotation>
  </semantics>
</math>
</file>

<file path=Object 2/content.xml><?xml version="1.0" encoding="utf-8"?>
<math xmlns="http://www.w3.org/1998/Math/MathML" display="block">
  <semantics>
    <mrow>
      <mrow>
        <mi>A</mi>
        <mo stretchy="false">×</mo>
        <mi>B</mi>
      </mrow>
      <mo stretchy="false">=</mo>
      <mrow>
        <mo fence="true" stretchy="false">{</mo>
        <mrow>
          <mrow>
            <mrow>
              <mo fence="true" stretchy="false">(</mo>
              <mrow>
                <mrow>
                  <mi>a</mi>
                  <mi>,</mi>
                  <mi>b</mi>
                </mrow>
              </mrow>
              <mo fence="true" stretchy="false">)</mo>
            </mrow>
            <mi mathvariant="normal">:</mi>
            <mrow>
              <mi>a</mi>
              <mo stretchy="false">∈</mo>
              <mi>A</mi>
            </mrow>
            <mi>,</mi>
            <mrow>
              <mi>b</mi>
              <mo stretchy="false">∈</mo>
              <mi>B</mi>
            </mrow>
          </mrow>
        </mrow>
        <mo fence="true" stretchy="false">}</mo>
      </mrow>
    </mrow>
    <annotation encoding="StarMath 5.0">A times B = lbrace( a, b ) : a in A, b in B rbrace</annotation>
  </semantics>
</math>
</file>

<file path=Object 20/content.xml><?xml version="1.0" encoding="utf-8"?>
<math xmlns="http://www.w3.org/1998/Math/MathML" display="block">
  <semantics>
    <mrow>
      <mi mathvariant="normal">℘</mi>
      <mrow>
        <mrow>
          <mo fence="true" stretchy="false">(</mo>
          <mrow>
            <mi>A</mi>
          </mrow>
          <mo fence="true" stretchy="false">)</mo>
        </mrow>
        <mo stretchy="false">×</mo>
        <mi mathvariant="normal">℘</mi>
      </mrow>
      <mrow>
        <mo fence="true" stretchy="false">(</mo>
        <mrow>
          <mi>B</mi>
        </mrow>
        <mo fence="true" stretchy="false">)</mo>
      </mrow>
    </mrow>
    <annotation encoding="StarMath 5.0">wp( A ) times wp( B )</annotation>
  </semantics>
</math>
</file>

<file path=Object 21/content.xml><?xml version="1.0" encoding="utf-8"?>
<math xmlns="http://www.w3.org/1998/Math/MathML" display="block">
  <semantics>
    <mi>i</mi>
    <annotation encoding="StarMath 5.0">i</annotation>
  </semantics>
</math>
</file>

<file path=Object 22/content.xml><?xml version="1.0" encoding="utf-8"?>
<math xmlns="http://www.w3.org/1998/Math/MathML" display="block">
  <semantics>
    <mrow>
      <mi mathvariant="normal">℘</mi>
      <mrow>
        <mrow>
          <mo fence="true" stretchy="false">(</mo>
          <mrow>
            <mi>A</mi>
          </mrow>
          <mo fence="true" stretchy="false">)</mo>
        </mrow>
        <mo stretchy="false">×</mo>
        <mi mathvariant="normal">℘</mi>
      </mrow>
      <mrow>
        <mo fence="true" stretchy="false">(</mo>
        <mrow>
          <mi>B</mi>
        </mrow>
        <mo fence="true" stretchy="false">)</mo>
      </mrow>
    </mrow>
    <annotation encoding="StarMath 5.0">wp( A ) times wp( B )</annotation>
  </semantics>
</math>
</file>

<file path=Object 23/content.xml><?xml version="1.0" encoding="utf-8"?>
<math xmlns="http://www.w3.org/1998/Math/MathML" display="block">
  <semantics>
    <mi mathvariant="normal">∅</mi>
    <annotation encoding="StarMath 5.0">emptyset</annotation>
  </semantics>
</math>
</file>

<file path=Object 24/content.xml><?xml version="1.0" encoding="utf-8"?>
<math xmlns="http://www.w3.org/1998/Math/MathML" display="block">
  <semantics>
    <mi mathvariant="normal">∅</mi>
    <annotation encoding="StarMath 5.0">emptyset</annotation>
  </semantics>
</math>
</file>

<file path=Object 25/content.xml><?xml version="1.0" encoding="utf-8"?>
<math xmlns="http://www.w3.org/1998/Math/MathML" display="block">
  <semantics>
    <mi mathvariant="normal">∅</mi>
    <annotation encoding="StarMath 5.0">emptyset</annotation>
  </semantics>
</math>
</file>

<file path=Object 26/content.xml><?xml version="1.0" encoding="utf-8"?>
<math xmlns="http://www.w3.org/1998/Math/MathML" display="block">
  <semantics>
    <mi>j</mi>
    <annotation encoding="StarMath 5.0">j</annotation>
  </semantics>
</math>
</file>

<file path=Object 27/content.xml><?xml version="1.0" encoding="utf-8"?>
<math xmlns="http://www.w3.org/1998/Math/MathML" display="block">
  <semantics>
    <mi>i</mi>
    <annotation encoding="StarMath 5.0">i</annotation>
  </semantics>
</math>
</file>

<file path=Object 28/content.xml><?xml version="1.0" encoding="utf-8"?>
<math xmlns="http://www.w3.org/1998/Math/MathML" display="block">
  <semantics>
    <mrow>
      <msub>
        <mi>S</mi>
        <mi>i</mi>
      </msub>
      <mo stretchy="false">≠</mo>
      <msub>
        <mi>S</mi>
        <mi>j</mi>
      </msub>
    </mrow>
    <annotation encoding="StarMath 5.0">S_i &lt;&gt; S_j</annotation>
  </semantics>
</math>
</file>

<file path=Object 29/content.xml><?xml version="1.0" encoding="utf-8"?>
<math xmlns="http://www.w3.org/1998/Math/MathML" display="block">
  <semantics>
    <mrow>
      <mrow>
        <msub>
          <mi>S</mi>
          <mi>i</mi>
        </msub>
        <mo stretchy="false">∩</mo>
        <msub>
          <mi>S</mi>
          <mi>j</mi>
        </msub>
      </mrow>
      <mo stretchy="false">=</mo>
      <mi mathvariant="normal">∅</mi>
    </mrow>
    <annotation encoding="StarMath 5.0">S_i intersection S_j = emptyset</annotation>
  </semantics>
</math>
</file>

<file path=Object 3/content.xml><?xml version="1.0" encoding="utf-8"?>
<math xmlns="http://www.w3.org/1998/Math/MathML" display="block">
  <semantics>
    <mrow>
      <mi>A</mi>
      <mo stretchy="false">×</mo>
      <mi>A</mi>
    </mrow>
    <annotation encoding="StarMath 5.0">A times A</annotation>
  </semantics>
</math>
</file>

<file path=Object 30/content.xml><?xml version="1.0" encoding="utf-8"?>
<math xmlns="http://www.w3.org/1998/Math/MathML" display="block">
  <semantics>
    <mrow>
      <mrow>
        <msub>
          <mi>S</mi>
          <mn>1</mn>
        </msub>
        <mo stretchy="false">∪</mo>
        <msub>
          <mi>S</mi>
          <mn>2</mn>
        </msub>
        <mo stretchy="false">∪</mo>
        <msub>
          <mi>S</mi>
          <mn>3</mn>
        </msub>
        <mo stretchy="false">∪</mo>
        <mn>...</mn>
      </mrow>
      <mo stretchy="false">=</mo>
      <mi>A</mi>
    </mrow>
    <annotation encoding="StarMath 5.0">S_1 union S_2 union S_3 union ... = A</annotation>
  </semantics>
</math>
</file>

<file path=Object 4/content.xml><?xml version="1.0" encoding="utf-8"?>
<math xmlns="http://www.w3.org/1998/Math/MathML" display="block">
  <semantics>
    <msup>
      <mi>A</mi>
      <mn>2</mn>
    </msup>
    <annotation encoding="StarMath 5.0">A^2</annotation>
  </semantics>
</math>
</file>

<file path=Object 5/content.xml><?xml version="1.0" encoding="utf-8"?>
<math xmlns="http://www.w3.org/1998/Math/MathML" display="block">
  <semantics>
    <mi mathvariant="normal">∅</mi>
    <annotation encoding="StarMath 5.0">emptyset</annotation>
  </semantics>
</math>
</file>

<file path=Object 6/content.xml><?xml version="1.0" encoding="utf-8"?>
<math xmlns="http://www.w3.org/1998/Math/MathML" display="block">
  <semantics>
    <mi mathvariant="normal">∅</mi>
    <annotation encoding="StarMath 5.0">emptyset</annotation>
  </semantics>
</math>
</file>

<file path=Object 7/content.xml><?xml version="1.0" encoding="utf-8"?>
<math xmlns="http://www.w3.org/1998/Math/MathML" display="block">
  <semantics>
    <mi mathvariant="normal">∅</mi>
    <annotation encoding="StarMath 5.0">emptyset</annotation>
  </semantics>
</math>
</file>

<file path=Object 8/content.xml><?xml version="1.0" encoding="utf-8"?>
<math xmlns="http://www.w3.org/1998/Math/MathML" display="block">
  <semantics>
    <mrow>
      <mi mathvariant="normal">℘</mi>
      <mrow>
        <mo fence="true" stretchy="false">(</mo>
        <mrow>
          <mrow>
            <mi>A</mi>
            <mo stretchy="false">×</mo>
            <mi>B</mi>
          </mrow>
        </mrow>
        <mo fence="true" stretchy="false">)</mo>
      </mrow>
    </mrow>
    <annotation encoding="StarMath 5.0">wp( A times B )</annotation>
  </semantics>
</math>
</file>

<file path=Object 9/content.xml><?xml version="1.0" encoding="utf-8"?>
<math xmlns="http://www.w3.org/1998/Math/MathML" display="block">
  <semantics>
    <mi>i</mi>
    <annotation encoding="StarMath 5.0">i</annotation>
  </semantics>
</math>
</file>